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1-title">
      <style:graphic-properties fo:min-height="2.413cm"/>
    </style:style>
    <style:style style:name="pr5" style:family="presentation" style:parent-style-name="Midnightblue1-outline1">
      <style:graphic-properties fo:min-height="5.25cm"/>
    </style:style>
    <style:style style:name="pr6" style:family="presentation" style:parent-style-name="Midnightblue1-notes">
      <style:graphic-properties draw:fill-color="#ffffff" fo:min-height="13.364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2-title">
      <style:graphic-properties fo:min-height="5.75cm"/>
    </style:style>
    <style:style style:name="pr12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0.727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ro1" style:family="table-row">
      <style:table-row-properties style:row-height="1.389cm"/>
    </style:style>
    <style:style style:name="ro2" style:family="table-row">
      <style:table-row-properties style:row-height="1.353cm"/>
    </style:style>
    <style:style style:name="ro3" style:family="table-row">
      <style:table-row-properties style:row-height="2.3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ystème hexadécimal et octal</text:p>
          </draw:text-box>
        </draw:frame>
        <draw:frame presentation:style-name="pr2" draw:text-style-name="P1" draw:layer="layout" svg:width="26cm" svg:height="5.5cm" svg:x="1cm" svg:y="14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2T1">
        <office:forms form:automatic-focus="false" form:apply-design-mode="false"/>
        <draw:frame presentation:style-name="pr4" draw:layer="layout" svg:width="26cm" svg:height="2.663cm" svg:x="1cm" svg:y="7.537cm" presentation:class="title" presentation:user-transformed="true">
          <draw:text-box>
            <text:p>Il existe plusieurs systèmes de numération</text:p>
          </draw:text-box>
        </draw:frame>
        <draw:frame presentation:style-name="pr5" draw:layer="layout" svg:width="26cm" svg:height="5.5cm" svg:x="1cm" svg:y="14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Octal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Le système de numération octal est le système de numération de base 8, et utilise les chiffres de 0 à 7.</text:p>
              </text:list-item>
              <text:list-item>
                <text:p text:style-name="P2">D'après l'ouvrage de Donald Knuth's, The Art of Computer Programming, il fut inventé par le roi Charles XII de Suède. </text:p>
              </text:list-item>
              <text:list-item>
                <text:p>Pourquoi </text:p>
              </text:list-item>
              <text:list-item>
                <text:p>Comment </text:p>
              </text:list-item>
              <text:list-item>
                <text:p/>
              </text:list-item>
              <text:list-item>
                <text:p/>
                <text:p><text:s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Octal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header>
                <text:p>Fonctionnement </text:p>
              </text:list-header>
              <text:list-item>
                <text:p>Utilisation pratique</text:p>
              </text:list-item>
              <text:list-item>
                <text:p>lorsque le chiffre des unités est rendu à 7 il faut incrémenter (ajouter 1) le chiffre des décimales et remettre le chiffre des unités à 0.</text:p>
              </text:list-item>
              <text:list-item>
                <text:p/>
              </text:list-item>
              <text:list-item>
                <text:p/>
                <text:p><text:s/></text:p>
              </text:list-item>
            </text:list>
          </draw:text-box>
        </draw:frame>
        <draw:frame draw:style-name="standard" draw:layer="layout" svg:width="1.326cm" svg:height="13.199cm" svg:x="26.2cm" svg:y="5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2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5</text:p>
              </table:table-cell>
              <table:table-cell>
                <text:p>5</text:p>
              </table:table-cell>
            </table:table-row>
            <table:table-row table:style-name="ro2" table:default-cell-style-name="gray1">
              <table:table-cell>
                <text:p>6</text:p>
              </table:table-cell>
              <table:table-cell>
                <text:p>6</text:p>
              </table:table-cell>
            </table:table-row>
            <table:table-row table:style-name="ro2" table:default-cell-style-name="gray2">
              <table:table-cell>
                <text:p>7</text:p>
              </table:table-cell>
              <table:table-cell>
                <text:p>7</text:p>
              </table:table-cell>
            </table:table-row>
            <table:table-row table:style-name="ro3" table:default-cell-style-name="gray1">
              <table:table-cell>
                <text:p>8</text:p>
              </table:table-cell>
              <table:table-cell>
                <text:p>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Hexadécimal 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Présentation </text:p>
              </text:list-item>
              <text:list-item>
                <text:p>Historique</text:p>
                <text:p/>
              </text:list-item>
              <text:list-item>
                <text:p>Fonctionnement </text:p>
              </text:list-item>
              <text:list-item>
                <text:p>Utilisation pratique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Convertir les systèmes 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Binaire</text:p>
              </text:list-item>
              <text:list-item>
                <text:p>Octal</text:p>
                <text:p/>
              </text:list-item>
              <text:list-item>
                <text:p>Binaire </text:p>
              </text:list-item>
              <text:list-item>
                <text:p>Hexadécimal</text:p>
                <text:p/>
              </text:list-item>
              <text:list-item>
                <text:p>Octal </text:p>
              </text:list-item>
              <text:list-item>
                <text:p>hexadécimal</text:p>
                <text:p><text:s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éférences </text:p>
          </draw:text-box>
        </draw:frame>
        <draw:frame presentation:style-name="pr8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1">http://www.wikiwand.com/fr/Syst%C3%A8me_oct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11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1T15:52:46.116816994</meta:creation-date>
    <meta:editing-duration>PT11S</meta:editing-duration>
    <meta:editing-cycles>2</meta:editing-cycles>
    <meta:generator>LibreOffice/6.1.3.2$Linux_X86_64 LibreOffice_project/8e614c6c3b8318e385db1239686faabc8c4848e4</meta:generator>
    <dc:title>Midnightblue</dc:title>
    <dc:date>2018-12-11T16:58:11.057900804</dc:date>
    <meta:document-statistic meta:object-count="80"/>
  </office:meta>
</office:document-meta>
</file>